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b3d" officeooo:paragraph-rsid="00093b3d"/>
    </style:style>
    <style:style style:name="P2" style:family="paragraph" style:parent-style-name="Standard">
      <style:text-properties officeooo:rsid="000a2f36" officeooo:paragraph-rsid="000a2f36"/>
    </style:style>
    <style:style style:name="T1" style:family="text">
      <style:text-properties officeooo:rsid="00093b3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deo Manager</text:h>
      <text:p text:style-name="P1">Bisher war es nicht so einfach, in ein Content Management System Videos einzubetten, wenn man nicht gerade auf Streaming Services wie Youtube zurückgreifen wollte.</text:p>
      <text:p text:style-name="P2">Der <text:span text:style-name="T2">Video Manager</text:span> ist ein neues Feature von UlICMS 9.0.0, d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05:12:59.120000000</meta:creation-date>
    <meta:generator>LibreOffice/4.2.7.2$Windows_x86 LibreOffice_project/933c0aa564ec4f8883ed5732c866db48dca4dac5</meta:generator>
    <dc:date>2015-03-17T05:15:34.789000000</dc:date>
    <meta:editing-duration>PT1M29S</meta:editing-duration>
    <meta:editing-cycles>4</meta:editing-cycles>
    <meta:document-statistic meta:table-count="0" meta:image-count="0" meta:object-count="0" meta:page-count="1" meta:paragraph-count="3" meta:word-count="37" meta:character-count="238" meta:non-whitespace-character-count="204"/>
  </office:meta>
</office:document-meta>
</file>